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Source Sans Pro" svg:font-family="'Source Sans Pr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 style:master-page-name="Standard">
      <style:paragraph-properties fo:margin-top="0in" fo:margin-bottom="0in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paragraph-properties fo:margin-top="0in" fo:margin-bottom="0in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ail Communication Policy</text:p>
      <text:p text:style-name="P1">5/9/2014</text:p>
      <text:p text:style-name="P1">Robert Poklemba</text:p>
      <text:p text:style-name="Standard"/>
      <text:p text:style-name="Standard">Email communication is a vital part of our business. In the past years it has gone from a supplemental part of our workload to a driving force. As such we need to have a consistent expectation for us, our customers, and our counterparts in FedEx. </text:p>
      <text:p text:style-name="Standard"/>
      <text:list xml:id="list7561681939068402761" text:style-name="WWNum1">
        <text:list-item>
          <text:p text:style-name="P3">Email must be check at least 3 times/day. (Use your time between call attempts)</text:p>
        </text:list-item>
        <text:list-item>
          <text:p text:style-name="P3">All emails from AE, Customers, and FSSCs must be replied to within the same day. </text:p>
        </text:list-item>
        <text:list-item>
          <text:p text:style-name="P3">Anytime an email copies Steven McCarver, Andrew (Andy) Lee, or Sheetal Swamy the agent needs to notify a supervisor or lead and include the copied person on the reply.</text:p>
        </text:list-item>
        <text:list-item>
          <text:p text:style-name="P3">Reply all should always be used so all parties are included in the communication. </text:p>
        </text:list-item>
        <text:list-item>
          <text:p text:style-name="P4">Emails should be free of spelling and grammatical errors</text:p>
        </text:list-item>
        <text:list-item>
          <text:p text:style-name="P3">Positive positioning should always be used with customers, AEs and FSSCs.</text:p>
        </text:list-item>
        <text:list-item>
          <text:p text:style-name="P3">FSSCs should be copied on all direct communication with AE</text:p>
        </text:list-item>
      </text:list>
      <text:p text:style-name="Standard">Please see your supervisor or lead with any questions or concerns. </text:p>
      <text:p text:style-name="Standard"/>
      <text:p text:style-name="Standard"><text:span text:style-name="T1">Example:</text:span></text:p>
      <text:p text:style-name="Standard">Dear <text:span text:style-name="T2">XXXXXXX</text:span>,</text:p>
      <text:p text:style-name="Standard">Thank you for your email regarding <text:span text:style-name="T2">XXXX Restate the question or issue XXXX</text:span>. </text:p>
      <text:p text:style-name="Standard"><text:span text:style-name="T2">Address all parts of the email</text:span></text:p>
      <text:p text:style-name="Standard">If you have any additional questions or concerns please reply back to this email or leave us a Voicemail at 888-214-1421.</text:p>
      <text:p text:style-name="Standard">Thank You,</text:p>
      <text:p text:style-name="Standard"><text:span text:style-name="T2">Signatu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Source Sans Pro" svg:font-family="'Source Sans Pr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Source Sans Pro" fo:font-size="11pt" fo:language="en" fo:country="US" style:letter-kerning="true" style:font-name-asian="SimSun" style:font-size-asian="11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poklemba</meta:initial-creator>
    <dc:creator>rpoklemba</dc:creator>
    <meta:editing-cycles>3</meta:editing-cycles>
    <meta:print-date>2014-05-08T18:42:00</meta:print-date>
    <meta:creation-date>2014-05-08T15:53:00</meta:creation-date>
    <dc:date>2014-05-09T19:47:00</dc:date>
    <meta:editing-duration>PT23M51S</meta:editing-duration>
    <meta:generator>OpenOffice/4.0.1$Win32 OpenOffice.org_project/401m5$Build-9714</meta:generator>
    <meta:document-statistic meta:table-count="0" meta:image-count="0" meta:object-count="0" meta:page-count="1" meta:paragraph-count="19" meta:word-count="217" meta:character-count="1233"/>
    <meta:user-defined meta:name="AppVersion">12.0000</meta:user-defined>
    <meta:user-defined meta:name="Company">Harte-Han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